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08425b" officeooo:paragraph-rsid="0008425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093eb5" officeooo:paragraph-rsid="00093eb5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09cefd" officeooo:paragraph-rsid="0009cefd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0ac9eb" officeooo:paragraph-rsid="000ac9eb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13b4fa" officeooo:paragraph-rsid="0013b4fa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8a5ea" officeooo:paragraph-rsid="0018a5ea" style:font-weight-asian="bold" style:font-weight-complex="bold"/>
    </style:style>
    <style:style style:name="P7" style:family="paragraph" style:parent-style-name="Standard">
      <style:text-properties style:font-name="Arial" fo:language="en" fo:country="US" officeooo:rsid="00093eb5" officeooo:paragraph-rsid="00093eb5"/>
    </style:style>
    <style:style style:name="P8" style:family="paragraph" style:parent-style-name="Standard">
      <style:text-properties style:font-name="Arial" fo:language="en" fo:country="US" officeooo:rsid="0009cefd" officeooo:paragraph-rsid="0009cefd"/>
    </style:style>
    <style:style style:name="P9" style:family="paragraph" style:parent-style-name="Standard">
      <style:text-properties style:font-name="Arial" fo:language="en" fo:country="US" officeooo:rsid="000ac9eb" officeooo:paragraph-rsid="000ac9eb"/>
    </style:style>
    <style:style style:name="P10" style:family="paragraph" style:parent-style-name="Standard">
      <style:text-properties style:font-name="Arial" fo:language="en" fo:country="US" officeooo:rsid="000ea3f6" officeooo:paragraph-rsid="000ea3f6"/>
    </style:style>
    <style:style style:name="P11" style:family="paragraph" style:parent-style-name="Standard">
      <style:text-properties style:font-name="Arial" fo:language="en" fo:country="US" officeooo:rsid="000f5d4a" officeooo:paragraph-rsid="000f5d4a"/>
    </style:style>
    <style:style style:name="P12" style:family="paragraph" style:parent-style-name="Standard">
      <style:text-properties style:font-name="Arial" fo:language="en" fo:country="US" officeooo:rsid="000f8a88" officeooo:paragraph-rsid="000f8a88"/>
    </style:style>
    <style:style style:name="P13" style:family="paragraph" style:parent-style-name="Standard">
      <style:text-properties style:font-name="Arial" fo:language="en" fo:country="US" officeooo:rsid="001177f0" officeooo:paragraph-rsid="001177f0"/>
    </style:style>
    <style:style style:name="P14" style:family="paragraph" style:parent-style-name="Standard">
      <style:text-properties style:font-name="Arial" fo:language="en" fo:country="US" officeooo:rsid="0012039f" officeooo:paragraph-rsid="0012039f"/>
    </style:style>
    <style:style style:name="P15" style:family="paragraph" style:parent-style-name="Standard">
      <style:text-properties style:font-name="Arial" fo:language="en" fo:country="US" officeooo:rsid="0012039f" officeooo:paragraph-rsid="0014cce2"/>
    </style:style>
    <style:style style:name="P16" style:family="paragraph" style:parent-style-name="Standard">
      <style:text-properties style:font-name="Arial" fo:language="en" fo:country="US" officeooo:rsid="0013b4fa" officeooo:paragraph-rsid="0013b4fa"/>
    </style:style>
    <style:style style:name="P17" style:family="paragraph" style:parent-style-name="Standard">
      <style:text-properties style:font-name="Arial" fo:language="en" fo:country="US" officeooo:rsid="0018a5ea" officeooo:paragraph-rsid="0018a5ea"/>
    </style:style>
    <style:style style:name="P18" style:family="paragraph" style:parent-style-name="Standard">
      <style:paragraph-properties fo:break-before="page"/>
      <style:text-properties style:font-name="Arial" fo:language="en" fo:country="US" officeooo:rsid="000ac9eb" officeooo:paragraph-rsid="000ac9eb"/>
    </style:style>
    <style:style style:name="P19" style:family="paragraph" style:parent-style-name="Standard">
      <style:paragraph-properties fo:margin-left="0.1575in" fo:margin-right="0in" fo:text-indent="0in" style:auto-text-indent="false">
        <style:tab-stops/>
      </style:paragraph-properties>
      <style:text-properties style:font-name="Arial" fo:language="en" fo:country="US" officeooo:rsid="0014cce2" officeooo:paragraph-rsid="0014cce2"/>
    </style:style>
    <style:style style:name="P20" style:family="paragraph" style:parent-style-name="Standard">
      <style:text-properties style:font-name="Arial" fo:font-size="9pt" fo:language="en" fo:country="US" officeooo:rsid="0014cce2" officeooo:paragraph-rsid="0018a5ea" style:font-size-asian="9pt" style:font-size-complex="9pt"/>
    </style:style>
    <style:style style:name="P21" style:family="paragraph">
      <style:paragraph-properties fo:text-align="center"/>
    </style:style>
    <style:style style:name="P22" style:family="paragraph">
      <style:paragraph-properties fo:text-align="center">
        <style:tab-stops>
          <style:tab-stop style:position="0.0669in" style:type="right"/>
        </style:tab-stops>
      </style:paragraph-properties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9cefd"/>
    </style:style>
    <style:style style:name="T2" style:family="text">
      <style:text-properties officeooo:rsid="000ac9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8a88"/>
    </style:style>
    <style:style style:name="T5" style:family="text">
      <style:text-properties officeooo:rsid="001177f0"/>
    </style:style>
    <style:style style:name="T6" style:family="text">
      <style:text-properties officeooo:rsid="0013b4fa"/>
    </style:style>
    <style:style style:name="T7" style:family="text">
      <style:text-properties officeooo:rsid="0014cce2"/>
    </style:style>
    <style:style style:name="T8" style:family="text">
      <style:text-properties officeooo:rsid="001866e9"/>
    </style:style>
    <style:style style:name="T9" style:family="text">
      <style:text-properties officeooo:rsid="00195992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8299in" fo:min-width="1.922in" style:run-through="foreground"/>
    </style:style>
    <style:style style:name="gr3" style:family="graphic">
      <style:graphic-properties draw:marker-end="Arrow" draw:marker-end-width="0.0693in" draw:textarea-horizontal-align="center" draw:textarea-vertical-align="middle" style:run-through="foreground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240 <text:s/>Assignment 4</text:p>
      <text:p text:style-name="P2"><text:span text:style-name="T1">An </text:span>Array <text:span text:style-name="T1">of Numbers</text:span></text:p>
      <text:p text:style-name="P7"/>
      <text:p text:style-name="P7"/>
      <text:p text:style-name="P3">Introduction</text:p>
      <text:p text:style-name="P8"/>
      <text:p text:style-name="P8">Until now we have not yet worked with arrays of numbers except for the special case of pre-initialized strings, which are in fact arrays of char. <text:s/>The real purpose of this assignment is to learn how to work with arrays.</text:p>
      <text:p text:style-name="P8"/>
      <text:p text:style-name="P8"/>
      <text:p text:style-name="P3">Details</text:p>
      <text:p text:style-name="P8"/>
      <text:p text:style-name="P8">The data of all arrays are stored in memory. <text:s/>The limited number of registers do not allow array data to be stored in the micro-processor. <text:s/>We can theoretically make huge arrays because memory today is huge, but this huge storage comes with a cost, namely: speed. <text:s/><text:span text:style-name="T2">Here are two commands that copy data into a register:</text:span></text:p>
      <text:p text:style-name="P8"><text:tab/><text:span text:style-name="T2">mov rbx, r15</text:span></text:p>
      <text:p text:style-name="P8"><text:tab/><text:span text:style-name="T2">mov rbx, [rdx+24]</text:span></text:p>
      <text:p text:style-name="P9">The first instruction copies a qword of data from a register to a register.</text:p>
      <text:p text:style-name="P9">The second instruction copies a qword of data from a memory location to a register.</text:p>
      <text:p text:style-name="P9">Expect <text:span text:style-name="T7">that </text:span>the second instruction will require on the order of a thousand more time units than the first instruction.</text:p>
      <text:p text:style-name="P9"/>
      <text:p text:style-name="P9"/>
      <text:p text:style-name="P4">Requirements</text:p>
      <text:p text:style-name="P9"/>
      <text:p text:style-name="P9">Make of program of comprises the modules shown in the diagram below (or next page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20">This document was created using Libre Office Writer. <text:s/>If MS Word is used to view the document it is probable that the diagram on page 2 will become corrupted.</text:p>
      <text:p text:style-name="P18"><draw:g text:anchor-type="paragraph" draw:z-index="0" draw:style-name="gr1"><draw:custom-shape draw:name="Forma1" draw:style-name="gr2" draw:text-style-name="P23" svg:width="1.9224in" svg:height="0.8303in" svg:x="2.3535in" svg:y="0.3874in"><text:p text:style-name="P21"><text:span text:style-name="T10"/></text:p><text:p text:style-name="P21"><text:span text:style-name="T10"/></text:p><text:p text:style-name="P21">Main</text:p><text:p text:style-name="P21"><text:span text:style-name="T11"/></text:p>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C</text:span></text:p><draw:enhanced-geometry svg:viewBox="0 0 21600 21600" draw:type="rectangle" draw:enhanced-path="M 0 0 L 21600 0 21600 21600 0 21600 0 0 Z N"/></draw:custom-shape><draw:custom-shape draw:name="Forma1" draw:style-name="gr2" draw:text-style-name="P23" svg:width="1.9224in" svg:height="0.8303in" svg:x="2.3787in" svg:y="1.7811in"><text:p text:style-name="P21"><text:span text:style-name="T10"/></text:p><text:p text:style-name="P21"><text:span text:style-name="T10"/></text:p><text:p text:style-name="P21">Control</text:p><text:p text:style-name="P21"><text:span text:style-name="T11"/></text:p>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X86</text:span></text:p><draw:enhanced-geometry svg:viewBox="0 0 21600 21600" draw:type="rectangle" draw:enhanced-path="M 0 0 L 21600 0 21600 21600 0 21600 0 0 Z N"/></draw:custom-shape><draw:custom-shape draw:name="Forma1" draw:style-name="gr2" draw:text-style-name="P23" svg:width="1.9224in" svg:height="0.8303in" svg:x="0.3016in" svg:y="3.489in"><text:p text:style-name="P21"><text:span text:style-name="T10"/></text:p><text:p text:style-name="P21"><text:span text:style-name="T10"/></text:p><text:p text:style-name="P21">Fill</text:p><text:p text:style-name="P21"><text:span text:style-name="T11"/></text:p>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2">C++</text:span></text:p><draw:enhanced-geometry svg:viewBox="0 0 21600 21600" draw:type="rectangle" draw:enhanced-path="M 0 0 L 21600 0 21600 21600 0 21600 0 0 Z N"/></draw:custom-shape><draw:custom-shape draw:name="Forma1" draw:style-name="gr2" draw:text-style-name="P23" svg:width="1.9224in" svg:height="0.8303in" svg:x="4.5in" svg:y="3.4736in"><text:p text:style-name="P21"><text:span text:style-name="T10"/></text:p><text:p text:style-name="P21"><text:span text:style-name="T10"/></text:p><text:p text:style-name="P21">Sum</text:p><text:p text:style-name="P21"><text:span text:style-name="T11"/></text:p>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X86</text:span></text:p><draw:enhanced-geometry svg:viewBox="0 0 21600 21600" draw:type="rectangle" draw:enhanced-path="M 0 0 L 21600 0 21600 21600 0 21600 0 0 Z N"/></draw:custom-shape><draw:custom-shape draw:name="Forma1" draw:style-name="gr2" draw:text-style-name="P23" svg:width="1.9224in" svg:height="0.8303in" svg:x="2.3917in" svg:y="3.4972in"><text:p text:style-name="P21"><text:span text:style-name="T10"/></text:p><text:p text:style-name="P21"><text:span text:style-name="T10"/></text:p><text:p text:style-name="P21">Display</text:p><text:p text:style-name="P21"><text:span text:style-name="T11"/></text:p>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C</text:span></text:p><draw:enhanced-geometry svg:viewBox="0 0 21600 21600" draw:type="rectangle" draw:enhanced-path="M 0 0 L 21600 0 21600 21600 0 21600 0 0 Z N"/></draw:custom-shape><draw:line draw:name="Forma2" draw:style-name="gr3" draw:text-style-name="P21" svg:x1="3.3236in" svg:y1="1.2173in" svg:x2="3.3299in" svg:y2="1.8217in"><text:p/></draw:line><draw:line draw:name="Forma3" draw:style-name="gr4" draw:text-style-name="P21" svg:x1="3.3425in" svg:y1="2.611in" svg:x2="3.3425in" svg:y2="3.5256in"><text:p/></draw:line><draw:line draw:name="Forma4" draw:style-name="gr5" draw:text-style-name="P21" svg:x1="1.2335in" svg:y1="3.0752in" svg:x2="5.3618in" svg:y2="3.0681in"><text:p/></draw:line><draw:line draw:name="Forma5" draw:style-name="gr4" draw:text-style-name="P21" svg:x1="1.2335in" svg:y1="3.0681in" svg:x2="1.2335in" svg:y2="3.4882in"><text:p/></draw:line><draw:line draw:name="Forma6" draw:style-name="gr4" draw:text-style-name="P21" svg:x1="5.3618in" svg:y1="3.0681in" svg:x2="5.3681in" svg:y2="3.4728in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There are five functions (modules) in this program. <text:s/>The language of the source of each module is shown in the lower right corner of the box. <text:s/>The arrows show which module calls which other modules.</text:p>
      <text:p text:style-name="P9"/>
      <text:p text:style-name="P11"><text:span text:style-name="T3">The Main module.</text:span> <text:s/>This module outputs the title of the program. <text:s/>It outputs information about the person made this program. <text:s/>It might even say something about the author: “The author is an avid fan of multilingual program and assembly programming.” or something like that.</text:p>
      <text:p text:style-name="P11"/>
      <text:p text:style-name="P11">The main module calls the Control module. <text:s/>When the control module terminates the main module outputs the value sent by the Control module. <text:s/>The main module wishes the user to have a very nice day and to come back soon.</text:p>
      <text:p text:style-name="P11"/>
      <text:p text:style-name="P11"/>
      <text:p text:style-name="P11"><text:span text:style-name="T3">The Control module.</text:span> <text:s/>This module output information about the program and its activities. <text:s/><text:span text:style-name="T4">It explains to the user what to expect. <text:s/>Then it asks the user “Are you ready? <text:s/>Press ‘c’ to continue or ‘x’ to exit.”</text:span></text:p>
      <text:p text:style-name="P11"/>
      <text:p text:style-name="P12">The Control module declares an empty array of quadword integers in the bss segment. <text:s/>This module in X86 calls the <text:span text:style-name="T3">Fill module</text:span> to get data from the user’s keyboard.</text:p>
      <text:p text:style-name="P12"/>
      <text:p text:style-name="P12">The Control module calls the <text:span text:style-name="T3">Display module</text:span> to show the user the data the users has just finished entering. <text:s/>The Control module asks the user “Are these values correct (y or n)?” <text:s/>If <text:soft-page-break/>the user inputs any character other than ‘y’ then the process repeats: the Control module calls the Fill module again.</text:p>
      <text:p text:style-name="P12"/>
      <text:p text:style-name="P12">If the user inputs ‘y’ then the Control call<text:span text:style-name="T5">s</text:span> the <text:span text:style-name="T3">Sum module</text:span>. <text:s/><text:span text:style-name="T5">The Sum module adds together all the numbers in the array and passes that total back to the control module. <text:s/>The Control outputs that number for the user in base 10. <text:s/>Sometimes the sum is negative, and that is ok.</text:span></text:p>
      <text:p text:style-name="P12"/>
      <text:p text:style-name="P13">Near the end of the run the Control module sends the sum back to main. <text:s/>Main says thank <text:span text:style-name="T9">you</text:span> for the nice number you sent to me. <text:s/>Main outputs the number in 8-byte hex for the user to inspect it. <text:s/>Then Main returns 0 to the operating system.</text:p>
      <text:p text:style-name="P13"/>
      <text:p text:style-name="P17"/>
      <text:p text:style-name="P6">Source code languages</text:p>
      <text:p text:style-name="P17"/>
      <text:p text:style-name="P17">Main:<text:tab/><text:tab/>C</text:p>
      <text:p text:style-name="P17">Control<text:tab/>X86</text:p>
      <text:p text:style-name="P17">Fill<text:tab/><text:tab/>C++</text:p>
      <text:p text:style-name="P17">Display<text:tab/>C</text:p>
      <text:p text:style-name="P17">Sum<text:tab/><text:tab/>X86</text:p>
      <text:p text:style-name="P17"/>
      <text:p text:style-name="P13"/>
      <text:p text:style-name="P5">When you are finished</text:p>
      <text:p text:style-name="P13"/>
      <text:p text:style-name="P13">You are finished when the following happens.</text:p>
      <text:p text:style-name="P13">The program runs to completion with no crash (seg fault).</text:p>
      <text:p text:style-name="P14">Each module performs it<text:span text:style-name="T6">s</text:span> duty correctly.</text:p>
      <text:p text:style-name="P14">All outputted numbers are mathematically correct.</text:p>
      <text:p text:style-name="P16">The source program is cosmetically pretty to contemplate.</text:p>
      <text:p text:style-name="P14">The program is accompanied by a suitable bash file.</text:p>
      <text:p text:style-name="P14"/>
      <text:p text:style-name="P14">When you are finished you are invited to send a copy of your opus to the professor.</text:p>
      <text:p text:style-name="P14"/>
      <text:p text:style-name="P14">After the midterm you should post your accomplishment on Github. <text:s/>Put a link to the program in the resume that you are developing semester by semester. <text:s/><text:span text:style-name="T6">Your job interviewer wants to know and see what you can build.</text:span></text:p>
      <text:p text:style-name="P14"/>
      <text:p text:style-name="P14">Due dates are non-productive. <text:s/>A due date conveys the impression that you program late into the night of the day before it is due. <text:s/>You submit the program, and then you do nothing until 24 hours before the next program is due.</text:p>
      <text:p text:style-name="P14"/>
      <text:p text:style-name="P15">In assembly programming we continue to program 7 days per week <text:span text:style-name="T6">non-stop. <text:s/>We are just like the real job: </text:span></text:p>
      <text:p text:style-name="P19">=open notes on the job and open notes during the quizzes and tests</text:p>
      <text:p text:style-name="P19">=continuous software development on the job and continuous programming in this course</text:p>
      <text:p text:style-name="P14"/>
      <text:p text:style-name="P16"><text:span text:style-name="T3">Start this program as soon as you finish Assignment 3.</text:span> <text:s/>The due date is as soon as you can finish. <text:s/><text:span text:style-name="T8">You must submit your best version of Assignment 4. <text:s/>That’s how the midterm works. <text:s/>There are no second submissions in Assignment 4 or in the midterm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0:24:21.540488144</meta:creation-date>
    <dc:date>2019-10-09T07:33:14.477722689</dc:date>
    <meta:editing-duration>PT1H1M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2" meta:word-count="795" meta:character-count="4457" meta:non-whitespace-character-count="3663"/>
  </office:meta>
</office:document-meta>
</file>